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Extrémité_20_de_20_ligne_20_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Extrémité_20_de_20_ligne_20_1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="Extrémité_20_de_20_ligne_20_1" draw:fill="none" draw:fill-color="#ffffff" draw:auto-grow-width="true" fo:min-height="0.25cm"/>
    </style:style>
    <style:style style:name="gr4" style:family="graphic" style:parent-style-name="standard">
      <style:graphic-properties draw:stroke="solid" draw:stroke-dash="Dashed_20__28_var_29_" svg:stroke-color="#ff0000" draw:marker-end="Extrémité_20_de_20_ligne_20_1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ff0000" draw:marker-end="Extrémité_20_de_20_ligne_20_1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end="Extrémité_20_de_20_ligne_20_1" draw:fill="solid" draw:fill-color="#e6e6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end="Extrémité_20_de_20_ligne_20_1" draw:fill="gradient" draw:fill-color="#e6e6ff" draw:fill-gradient-name="Gradient_20_8" draw:textarea-horizontal-align="justify" draw:textarea-vertical-align="middle" draw:auto-grow-height="false" fo:min-height="0cm" fo:min-width="0cm" fo:wrap-option="no-wrap" draw:shadow="hidden"/>
    </style:style>
    <style:style style:name="gr8" style:family="graphic" style:parent-style-name="standard">
      <style:graphic-properties draw:stroke="dash" draw:stroke-dash="Fine_20_Dashed" svg:stroke-width="0.05cm" svg:stroke-color="#008080" draw:marker-start-width="0.275cm" draw:marker-end="Extrémité_20_de_20_ligne_20_1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 style:text-autospace="none" style:line-break="normal" style:writing-mode="page"/>
      <style:text-properties fo:hyphenate="fals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start" fo:text-indent="0cm" style:text-autospace="none" style:line-break="normal" style:writing-mode="page"/>
      <style:text-properties fo:font-size="10pt" fo:hyphenate="false"/>
    </style:style>
    <style:style style:name="P12" style:family="paragraph">
      <style:paragraph-properties fo:margin-left="0cm" fo:margin-right="0cm" fo:text-align="start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color="#008080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text-outline="false" style:text-line-through-style="none" fo:font-family="'Nimbus Roman No9 L'" style:font-family-generic="roman" style:font-pitch="variable" fo:font-size="8pt" fo:language="en" fo:country="US" fo:font-style="normal" fo:text-shadow="none" style:text-underline-style="none" fo:font-weight="normal" style:text-underline-mode="continuous" style:text-line-through-mode="continuous" style:font-family-asian="'DejaVu Sans'" style:font-family-generic-asian="system" style:font-pitch-asian="variable" style:font-size-asian="6.80000019073486pt" style:language-asian="en" style:country-asian="US" style:font-style-asian="normal" style:font-weight-asian="normal" style:font-family-complex="'DejaVu Sans'" style:font-family-generic-complex="system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T6" style:family="text">
      <style:text-properties style:font-size-asian="18pt" style:font-size-complex="18pt"/>
    </style:style>
    <style:style style:name="T7" style:family="text">
      <style:text-properties style:text-outline="false" style:text-line-through-style="none" fo:font-family="'Nimbus Roman No9 L'" style:font-family-generic="roman" style:font-pitch="variable" fo:language="en" fo:country="US" fo:font-style="normal" fo:text-shadow="none" style:text-underline-style="none" fo:font-weight="normal" style:text-underline-mode="continuous" style:text-line-through-mode="continuous" style:font-family-asian="'DejaVu Sans'" style:font-family-generic-asian="system" style:font-pitch-asian="variable" style:font-size-asian="6.80000019073486pt" style:language-asian="en" style:country-asian="US" style:font-style-asian="normal" style:font-weight-asian="normal" style:font-family-complex="'DejaVu Sans'" style:font-family-generic-complex="system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T8" style:family="text">
      <style:text-properties fo:font-style="italic"/>
    </style:style>
    <style:style style:name="T9" style:family="text">
      <style:text-properties fo:color="#008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5cm" svg:height="1cm" svg:x="18.604cm" svg:y="3cm">
          <text:p text:style-name="P1"><text:span text:style-name="T1">session=</text:span></text:p>
          <text:p text:style-name="P1"><text:span text:style-name="T1">OpenSession(serveur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cm" svg:x="18.604cm" svg:y="6.5cm">
          <text:p text:style-name="P1"><text:span text:style-name="T1">RegisterSession(sess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5cm" svg:height="1cm" svg:x="8.5cm" svg:y="10.5cm">
          <text:p text:style-name="P1"><text:span text:style-name="T2">connection=ConnectPLCOverCNET(session,</text:span></text:p>
          <text:p text:style-name="P1"><text:span text:style-name="T2">Plc,TO_ConnID,ConnSerialNumber,RPI,path,pathsiz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8cm" svg:height="1cm" svg:x="25.5cm" svg:y="10.5cm">
          <text:p text:style-name="P1"><text:span text:style-name="T2">connection=ConnectPLCOverDHP(session,</text:span></text:p>
          <text:p text:style-name="P1"><text:span text:style-name="T2">Plc,TO_ConnID,ConnSerialNumber,RPI,channel,path,pathsiz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5.9cm" svg:height="1.1cm" svg:x="5.55cm" svg:y="19.45cm">
          <text:p text:style-name="P1"><text:span text:style-name="T2">PCCC_GetValueAsBoolean(</text:span><text:span text:style-name="T3">PLC_Read</text:span><text:span text:style-name="T2">,index)</text:span></text:p>
          <text:p text:style-name="P1"><text:span text:style-name="T2">PCCC_GetValueAsInteger(</text:span><text:span text:style-name="T3">PLC_Read</text:span><text:span text:style-name="T2">,index)</text:span></text:p>
          <text:p text:style-name="P1"><text:span text:style-name="T2">PCCC_GetValueAsFloat(</text:span><text:span text:style-name="T3">PLC_Read</text:span><text:span text:style-name="T2">,index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5.4cm" svg:height="1cm" svg:x="22.8cm" svg:y="19.5cm">
          <text:p text:style-name="P1"><text:span text:style-name="T2">GetLGXValueAsInteger(</text:span><text:span text:style-name="T3">LGX_Read</text:span><text:span text:style-name="T2">,index)</text:span></text:p>
          <text:p text:style-name="P1"><text:span text:style-name="T2">GetLGXValueAsFloat(</text:span><text:span text:style-name="T3">LGX_Read</text:span><text:span text:style-name="T2">,index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7cm" svg:height="1cm" svg:x="5cm" svg:y="15.5cm">
          <text:p text:style-name="P1"><text:span text:style-name="T2">PLC_Read=ReadPLCData(session,connection,</text:span></text:p>
          <text:p text:style-name="P1"><text:span text:style-name="T2">dhp,routepath,routepathsize,type,tns,address,numb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7cm" svg:height="1cm" svg:x="12.5cm" svg:y="15.5cm">
          <text:p text:style-name="P1"><text:span text:style-name="T2">WritePLCData(session,connection,dhp,routepath,</text:span></text:p>
          <text:p text:style-name="P1"><text:span text:style-name="T2">routepathsize,type,tns,address,datatype,data,numb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7cm" svg:height="1cm" svg:x="22cm" svg:y="15.5cm">
          <text:p text:style-name="P1"><text:span text:style-name="T2">LGX_Read=</text:span></text:p>
          <text:p text:style-name="P1"><text:span text:style-name="T2">ReadLgxData(session,connection,adress,numb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5.5cm" svg:height="1cm" svg:x="30cm" svg:y="15.5cm">
          <text:p text:style-name="P1"><text:span text:style-name="T2">WriteLgxData(Session,Connection,</text:span></text:p>
          <text:p text:style-name="P1"><text:span text:style-name="T2">adress,datatype,data,number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3.5cm" svg:height="1.5cm" svg:x="19.354cm" svg:y="4.5cm">
          <text:p text:style-name="P1"><text:span text:style-name="T4">session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4" draw:layer="layout" svg:width="3cm" svg:height="1.5cm" svg:x="19.604cm" svg:y="8cm">
          <text:p text:style-name="P1"><text:span text:style-name="T1">Result!=Err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svg:x1="21.103cm" svg:y1="2.5cm" svg:x2="21.104cm" svg:y2="3cm" draw:end-shape="id1" draw:end-glue-point="0">
          <text:p text:style-name="P6"/>
        </draw:connector>
        <draw:connector draw:style-name="gr2" draw:text-style-name="P5" draw:layer="layout" svg:x1="21.104cm" svg:y1="4cm" svg:x2="21.103cm" svg:y2="4.5cm" draw:start-shape="id1" draw:start-glue-point="2" draw:end-shape="id2" draw:end-glue-point="4">
          <text:p text:style-name="P6"/>
        </draw:connector>
        <draw:connector draw:style-name="gr2" draw:text-style-name="P5" draw:layer="layout" svg:x1="21.103cm" svg:y1="6cm" svg:x2="21.104cm" svg:y2="6.5cm" draw:start-shape="id2" draw:start-glue-point="6" draw:end-shape="id3" draw:end-glue-point="0">
          <text:p text:style-name="P6"/>
        </draw:connector>
        <draw:connector draw:style-name="gr2" draw:text-style-name="P5" draw:layer="layout" svg:x1="21.104cm" svg:y1="7.5cm" svg:x2="21.103cm" svg:y2="8cm" draw:start-shape="id3" draw:start-glue-point="2" draw:end-shape="id4" draw:end-glue-point="4">
          <text:p text:style-name="P6"/>
        </draw:connector>
        <draw:custom-shape draw:style-name="gr1" draw:text-style-name="P4" draw:id="id5" draw:layer="layout" svg:width="5cm" svg:height="3cm" svg:x="18.604cm" svg:y="10cm">
          <text:p text:style-name="P1"><text:span text:style-name="T1">You connect </text:span></text:p>
          <text:p text:style-name="P1"><text:span text:style-name="T1">a SLC500 or a PLC5 using</text:span></text:p>
          <text:p text:style-name="P1"><text:span text:style-name="T1"><text:s/></text:span><text:span text:style-name="T1">it's DH+ por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svg:x1="18.604cm" svg:y1="11.499cm" svg:x2="12.25cm" svg:y2="10.5cm" draw:start-shape="id5" draw:start-glue-point="5" draw:end-shape="id6" draw:end-glue-point="0">
          <text:p text:style-name="P6"/>
        </draw:connector>
        <draw:connector draw:style-name="gr2" draw:text-style-name="P5" draw:layer="layout" svg:x1="23.603cm" svg:y1="11.499cm" svg:x2="29.5cm" svg:y2="10.5cm" draw:start-shape="id5" draw:start-glue-point="7" draw:end-shape="id7" draw:end-glue-point="0">
          <text:p text:style-name="P6"/>
        </draw:connector>
        <draw:connector draw:style-name="gr2" draw:text-style-name="P5" draw:layer="layout" svg:x1="21.103cm" svg:y1="9.5cm" svg:x2="21.103cm" svg:y2="10cm" draw:start-shape="id4" draw:start-glue-point="6" draw:end-shape="id5" draw:end-glue-point="4">
          <text:p text:style-name="P6"/>
        </draw:connector>
        <draw:frame draw:style-name="gr3" draw:text-style-name="P6" draw:layer="layout" svg:width="0.735cm" svg:height="0.692cm" svg:x="21.265cm" svg:y="5.808cm">
          <draw:text-box>
            <text:p text:style-name="P6">Y</text:p>
          </draw:text-box>
        </draw:frame>
        <draw:frame draw:style-name="gr3" draw:text-style-name="P6" draw:layer="layout" svg:width="0.756cm" svg:height="0.692cm" svg:x="22.744cm" svg:y="4.5cm">
          <draw:text-box>
            <text:p text:style-name="P6">N</text:p>
          </draw:text-box>
        </draw:frame>
        <draw:frame draw:style-name="gr3" draw:text-style-name="P6" draw:layer="layout" svg:width="0.735cm" svg:height="0.692cm" svg:x="21.265cm" svg:y="9.308cm">
          <draw:text-box>
            <text:p text:style-name="P6">Y</text:p>
          </draw:text-box>
        </draw:frame>
        <draw:frame draw:style-name="gr3" draw:text-style-name="P6" draw:layer="layout" svg:width="0.756cm" svg:height="0.692cm" svg:x="18cm" svg:y="10.308cm">
          <draw:text-box>
            <text:p text:style-name="P6">N</text:p>
          </draw:text-box>
        </draw:frame>
        <draw:frame draw:style-name="gr3" draw:text-style-name="P6" draw:layer="layout" svg:width="0.735cm" svg:height="0.692cm" svg:x="23.5cm" svg:y="10.308cm">
          <draw:text-box>
            <text:p text:style-name="P6">Y</text:p>
          </draw:text-box>
        </draw:frame>
        <draw:custom-shape draw:style-name="gr1" draw:text-style-name="P4" draw:id="id8" draw:layer="layout" svg:width="2.5cm" svg:height="1cm" svg:x="11cm" svg:y="14cm">
          <text:p text:style-name="P1"><text:span text:style-name="T1">Readin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svg:x1="11cm" svg:y1="14.499cm" svg:x2="8.5cm" svg:y2="15.5cm" draw:start-shape="id8" draw:start-glue-point="5" draw:end-shape="id9" draw:end-glue-point="0">
          <text:p text:style-name="P6"/>
        </draw:connector>
        <draw:connector draw:style-name="gr2" draw:text-style-name="P5" draw:layer="layout" svg:x1="13.499cm" svg:y1="14.499cm" svg:x2="16cm" svg:y2="15.5cm" draw:start-shape="id8" draw:start-glue-point="7" draw:end-shape="id10">
          <text:p text:style-name="P6"/>
        </draw:connector>
        <draw:frame draw:style-name="gr3" draw:text-style-name="P6" draw:layer="layout" svg:width="0.735cm" svg:height="0.692cm" svg:x="10.265cm" svg:y="13.808cm">
          <draw:text-box>
            <text:p text:style-name="P6">Y</text:p>
          </draw:text-box>
        </draw:frame>
        <draw:frame draw:style-name="gr3" draw:text-style-name="P6" draw:layer="layout" svg:width="0.756cm" svg:height="0.692cm" svg:x="13.5cm" svg:y="13.808cm">
          <draw:text-box>
            <text:p text:style-name="P6">N</text:p>
          </draw:text-box>
        </draw:frame>
        <draw:custom-shape draw:style-name="gr1" draw:text-style-name="P4" draw:id="id11" draw:layer="layout" svg:width="2.5cm" svg:height="1cm" svg:x="28.25cm" svg:y="14cm">
          <text:p text:style-name="P1"><text:span text:style-name="T1">Readin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svg:x1="28.25cm" svg:y1="14.499cm" svg:x2="25.5cm" svg:y2="15.5cm" draw:start-shape="id11" draw:start-glue-point="5" draw:end-shape="id12" draw:end-glue-point="0">
          <text:p text:style-name="P6"/>
        </draw:connector>
        <draw:connector draw:style-name="gr2" draw:text-style-name="P5" draw:layer="layout" svg:x1="30.749cm" svg:y1="14.499cm" svg:x2="32.75cm" svg:y2="15.5cm" draw:start-shape="id11" draw:start-glue-point="7" draw:end-shape="id13" draw:end-glue-point="0">
          <text:p text:style-name="P6"/>
        </draw:connector>
        <draw:frame draw:style-name="gr3" draw:text-style-name="P6" draw:layer="layout" svg:width="0.735cm" svg:height="0.692cm" svg:x="27.765cm" svg:y="13.808cm">
          <draw:text-box>
            <text:p text:style-name="P6">Y</text:p>
          </draw:text-box>
        </draw:frame>
        <draw:frame draw:style-name="gr3" draw:text-style-name="P6" draw:layer="layout" svg:width="0.756cm" svg:height="0.692cm" svg:x="30.5cm" svg:y="13.808cm">
          <draw:text-box>
            <text:p text:style-name="P6">N</text:p>
          </draw:text-box>
        </draw:frame>
        <draw:custom-shape draw:style-name="gr1" draw:text-style-name="P3" draw:id="id14" draw:layer="layout" svg:width="3.5cm" svg:height="1.5cm" svg:x="6.75cm" svg:y="17cm">
          <text:p text:style-name="P1"><text:span text:style-name="T4">PLC_Read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id="id18" draw:layer="layout" svg:width="3.5cm" svg:height="1.5cm" svg:x="23.75cm" svg:y="17cm">
          <text:p text:style-name="P1"><text:span text:style-name="T4">LGX_Read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17" draw:layer="layout" svg:width="3cm" svg:height="1.5cm" svg:x="14.5cm" svg:y="17cm">
          <text:p text:style-name="P1"><text:span text:style-name="T1">Result!=Err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20" draw:layer="layout" svg:width="3cm" svg:height="1.5cm" svg:x="31.25cm" svg:y="18cm">
          <text:p text:style-name="P1"><text:span text:style-name="T1">Result!=Err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6" draw:layer="layout" svg:width="5.5cm" svg:height="1cm" svg:x="18.35cm" svg:y="22cm">
          <text:p text:style-name="P1"><text:span text:style-name="T2">Forward_Close(connec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5.5cm" svg:height="1cm" svg:x="18.35cm" svg:y="24cm">
          <text:p text:style-name="P1"><text:span text:style-name="T2">UnRegisterSession(session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5.5cm" svg:height="1cm" svg:x="18.35cm" svg:y="25.5cm">
          <text:p text:style-name="P1"><text:span text:style-name="T2">CloseSession(session);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23" draw:layer="layout" svg:width="2.5cm" svg:height="1cm" svg:x="19.85cm" svg:y="27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7638.76123876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5cm" svg:height="1cm" svg:x="19.854cm" svg:y="1.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9743.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4" draw:layer="layout" svg:width="3.5cm" svg:height="1cm" svg:x="18.5cm" svg:y="19.5cm">
          <text:p text:style-name="P1"><text:span text:style-name="T2">Error Handling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8.5cm" svg:y1="16.5cm" svg:x2="8.499cm" svg:y2="17cm" draw:start-shape="id9" draw:start-glue-point="2" draw:end-shape="id14" draw:end-glue-point="4">
          <text:p text:style-name="P6"/>
        </draw:connector>
        <draw:connector draw:style-name="gr2" draw:text-style-name="P5" draw:layer="layout" svg:x1="8.499cm" svg:y1="18.5cm" svg:x2="8.5cm" svg:y2="19.45cm" draw:start-shape="id14" draw:start-glue-point="6" draw:end-shape="id15" draw:end-glue-point="0">
          <text:p text:style-name="P6"/>
        </draw:connector>
        <draw:connector draw:style-name="gr2" draw:text-style-name="P5" draw:layer="layout" draw:line-skew="0.233cm" svg:x1="8.5cm" svg:y1="20.55cm" svg:x2="21.1cm" svg:y2="22cm" draw:start-shape="id15" draw:start-glue-point="2" draw:end-shape="id16" draw:end-glue-point="0">
          <text:p text:style-name="P6"/>
        </draw:connector>
        <draw:connector draw:style-name="gr2" draw:text-style-name="P5" draw:layer="layout" svg:x1="16cm" svg:y1="16.5cm" svg:x2="15.999cm" svg:y2="17cm" draw:start-shape="id10" draw:start-glue-point="2" draw:end-shape="id17" draw:end-glue-point="4">
          <text:p text:style-name="P6"/>
        </draw:connector>
        <draw:connector draw:style-name="gr2" draw:text-style-name="P5" draw:layer="layout" draw:line-skew="1.249cm" svg:x1="15.999cm" svg:y1="18.5cm" svg:x2="21.1cm" svg:y2="22cm" draw:start-shape="id17" draw:start-glue-point="6" draw:end-shape="id16" draw:end-glue-point="0">
          <text:p text:style-name="P6"/>
        </draw:connector>
        <draw:connector draw:style-name="gr2" draw:text-style-name="P5" draw:layer="layout" svg:x1="25.5cm" svg:y1="16.5cm" svg:x2="25.499cm" svg:y2="17cm" draw:start-shape="id12" draw:start-glue-point="2" draw:end-shape="id18" draw:end-glue-point="4">
          <text:p text:style-name="P6"/>
        </draw:connector>
        <draw:connector draw:style-name="gr2" draw:text-style-name="P5" draw:layer="layout" svg:x1="25.499cm" svg:y1="18.5cm" svg:x2="25.5cm" svg:y2="19.5cm" draw:start-shape="id18" draw:start-glue-point="6" draw:end-shape="id19" draw:end-glue-point="0">
          <text:p text:style-name="P6"/>
        </draw:connector>
        <draw:connector draw:style-name="gr2" draw:text-style-name="P5" draw:layer="layout" draw:line-skew="0.25cm" svg:x1="25.5cm" svg:y1="20.5cm" svg:x2="21.1cm" svg:y2="22cm" draw:start-shape="id19" draw:start-glue-point="2" draw:end-shape="id16" draw:end-glue-point="0">
          <text:p text:style-name="P6"/>
        </draw:connector>
        <draw:connector draw:style-name="gr2" draw:text-style-name="P5" draw:layer="layout" svg:x1="32.75cm" svg:y1="16.5cm" svg:x2="32.749cm" svg:y2="18cm" draw:start-shape="id13" draw:start-glue-point="2" draw:end-shape="id20" draw:end-glue-point="4">
          <text:p text:style-name="P6"/>
        </draw:connector>
        <draw:connector draw:style-name="gr2" draw:text-style-name="P5" draw:layer="layout" draw:line-skew="0.749cm" svg:x1="32.749cm" svg:y1="19.5cm" svg:x2="21.1cm" svg:y2="22cm" draw:start-shape="id20" draw:start-glue-point="6" draw:end-shape="id16" draw:end-glue-point="0">
          <text:p text:style-name="P6"/>
        </draw:connector>
        <draw:connector draw:style-name="gr2" draw:text-style-name="P5" draw:layer="layout" svg:x1="21.1cm" svg:y1="23cm" svg:x2="21.1cm" svg:y2="24cm" draw:start-shape="id16" draw:start-glue-point="2" draw:end-shape="id21" draw:end-glue-point="0">
          <text:p text:style-name="P6"/>
        </draw:connector>
        <draw:connector draw:style-name="gr2" draw:text-style-name="P5" draw:layer="layout" svg:x1="21.1cm" svg:y1="25cm" svg:x2="21.1cm" svg:y2="25.5cm" draw:start-shape="id21" draw:start-glue-point="2" draw:end-shape="id22" draw:end-glue-point="0">
          <text:p text:style-name="P6"/>
        </draw:connector>
        <draw:connector draw:style-name="gr2" draw:text-style-name="P5" draw:id="id30" draw:layer="layout" svg:x1="21.1cm" svg:y1="26.5cm" svg:x2="21.1cm" svg:y2="27cm" draw:start-shape="id22" draw:start-glue-point="2" draw:end-shape="id23" draw:end-glue-point="0">
          <text:p text:style-name="P6"/>
        </draw:connector>
        <draw:connector draw:style-name="gr4" draw:text-style-name="P5" draw:layer="layout" draw:line-skew="-0.375cm" svg:x1="10.248cm" svg:y1="17.749cm" svg:x2="18.5cm" svg:y2="20cm" draw:start-shape="id14" draw:start-glue-point="7" draw:end-shape="id24" draw:end-glue-point="3">
          <text:p text:style-name="P6"/>
        </draw:connector>
        <draw:connector draw:style-name="gr4" draw:text-style-name="P5" draw:layer="layout" svg:x1="17.5cm" svg:y1="17.749cm" svg:x2="20.25cm" svg:y2="19.5cm" draw:start-shape="id17" draw:start-glue-point="7" draw:end-shape="id24">
          <text:p text:style-name="P6"/>
        </draw:connector>
        <draw:connector draw:style-name="gr4" draw:text-style-name="P5" draw:layer="layout" svg:x1="23.75cm" svg:y1="17.749cm" svg:x2="20.25cm" svg:y2="19.5cm" draw:start-shape="id18" draw:start-glue-point="5" draw:end-shape="id24" draw:end-glue-point="0">
          <text:p text:style-name="P6"/>
        </draw:connector>
        <draw:connector draw:style-name="gr4" draw:text-style-name="P5" draw:layer="layout" svg:x1="31.25cm" svg:y1="18.749cm" svg:x2="20.25cm" svg:y2="19.5cm" draw:start-shape="id20" draw:start-glue-point="5" draw:end-shape="id24" draw:end-glue-point="0">
          <text:p text:style-name="P6"/>
        </draw:connector>
        <draw:connector draw:style-name="gr5" draw:text-style-name="P5" draw:layer="layout" svg:x1="20.25cm" svg:y1="20.5cm" svg:x2="21.1cm" svg:y2="22cm" draw:start-shape="id24" draw:start-glue-point="2" draw:end-shape="id16" draw:end-glue-point="0">
          <text:p text:style-name="P6"/>
        </draw:connector>
        <draw:custom-shape draw:style-name="gr1" draw:text-style-name="P3" draw:id="id25" draw:layer="layout" svg:width="3.5cm" svg:height="1.5cm" svg:x="10.5cm" svg:y="12cm">
          <text:p text:style-name="P1"><text:span text:style-name="T4">Connection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id="id26" draw:layer="layout" svg:width="3.5cm" svg:height="1.5cm" svg:x="27.75cm" svg:y="12cm">
          <text:p text:style-name="P1"><text:span text:style-name="T4">Connection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5" draw:layer="layout" svg:x1="12.25cm" svg:y1="11.5cm" svg:x2="12.249cm" svg:y2="12cm" draw:start-shape="id6" draw:start-glue-point="2" draw:end-shape="id25" draw:end-glue-point="4">
          <text:p text:style-name="P6"/>
        </draw:connector>
        <draw:connector draw:style-name="gr2" draw:text-style-name="P5" draw:layer="layout" svg:x1="12.249cm" svg:y1="13.5cm" svg:x2="12.249cm" svg:y2="14cm" draw:start-shape="id25" draw:start-glue-point="6" draw:end-shape="id8" draw:end-glue-point="4">
          <text:p text:style-name="P6"/>
        </draw:connector>
        <draw:connector draw:style-name="gr2" draw:text-style-name="P5" draw:layer="layout" svg:x1="29.5cm" svg:y1="11.5cm" svg:x2="29.499cm" svg:y2="12cm" draw:start-shape="id7" draw:start-glue-point="2" draw:end-shape="id26" draw:end-glue-point="4">
          <text:p text:style-name="P6"/>
        </draw:connector>
        <draw:connector draw:style-name="gr2" draw:text-style-name="P5" draw:layer="layout" svg:x1="29.499cm" svg:y1="13.5cm" svg:x2="29.499cm" svg:y2="14cm" draw:start-shape="id26" draw:start-glue-point="6" draw:end-shape="id11" draw:end-glue-point="4">
          <text:p text:style-name="P6"/>
        </draw:connector>
        <draw:frame draw:style-name="gr3" draw:text-style-name="P6" draw:layer="layout" svg:width="0.735cm" svg:height="0.692cm" svg:x="12.286cm" svg:y="13.329cm">
          <draw:text-box>
            <text:p text:style-name="P6">Y</text:p>
          </draw:text-box>
        </draw:frame>
        <draw:frame draw:style-name="gr3" draw:text-style-name="P6" draw:layer="layout" svg:width="0.756cm" svg:height="0.692cm" svg:x="14cm" svg:y="12cm">
          <draw:text-box>
            <text:p text:style-name="P6">N</text:p>
          </draw:text-box>
        </draw:frame>
        <draw:frame draw:style-name="gr3" draw:text-style-name="P6" draw:layer="layout" svg:width="0.735cm" svg:height="0.692cm" svg:x="29.5cm" svg:y="13.308cm">
          <draw:text-box>
            <text:p text:style-name="P6">Y</text:p>
          </draw:text-box>
        </draw:frame>
        <draw:frame draw:style-name="gr3" draw:text-style-name="P6" draw:layer="layout" svg:width="0.756cm" svg:height="0.692cm" svg:x="27.244cm" svg:y="12cm">
          <draw:text-box>
            <text:p text:style-name="P6">N</text:p>
          </draw:text-box>
        </draw:frame>
        <draw:custom-shape draw:style-name="gr1" draw:text-style-name="P2" draw:id="id27" draw:layer="layout" svg:width="3.5cm" svg:height="1cm" svg:x="18cm" svg:y="14cm">
          <text:p text:style-name="P1"><text:span text:style-name="T2">Error Handling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7.75cm" svg:y1="12.749cm" svg:x2="21.5cm" svg:y2="14.5cm" draw:start-shape="id26" draw:start-glue-point="5" draw:end-shape="id27" draw:end-glue-point="1">
          <text:p text:style-name="P6"/>
        </draw:connector>
        <draw:connector draw:style-name="gr5" draw:text-style-name="P5" draw:layer="layout" svg:x1="13.998cm" svg:y1="12.749cm" svg:x2="19.75cm" svg:y2="14cm" draw:start-shape="id25" draw:start-glue-point="7" draw:end-shape="id27" draw:end-glue-point="0">
          <text:p text:style-name="P6"/>
        </draw:connector>
        <draw:connector draw:style-name="gr5" draw:text-style-name="P5" draw:layer="layout" draw:line-skew="-0.5cm" svg:x1="19.75cm" svg:y1="15cm" svg:x2="18.35cm" svg:y2="24.5cm" draw:start-shape="id27" draw:start-glue-point="2" draw:end-shape="id21" draw:end-glue-point="3">
          <text:p text:style-name="P6"/>
        </draw:connector>
        <draw:custom-shape draw:style-name="gr1" draw:text-style-name="P2" draw:id="id29" draw:layer="layout" svg:width="3.5cm" svg:height="1cm" svg:x="25cm" svg:y="8.25cm">
          <text:p text:style-name="P1"><text:span text:style-name="T2">Error Hand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8" draw:layer="layout" svg:width="3.5cm" svg:height="1cm" svg:x="25cm" svg:y="4.75cm">
          <text:p text:style-name="P1"><text:span text:style-name="T2">Error Handling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2.852cm" svg:y1="5.249cm" svg:x2="25cm" svg:y2="5.25cm" draw:start-shape="id2" draw:start-glue-point="7" draw:end-shape="id28">
          <text:p text:style-name="P6"/>
        </draw:connector>
        <draw:connector draw:style-name="gr5" draw:text-style-name="P5" draw:layer="layout" svg:x1="22.604cm" svg:y1="8.749cm" svg:x2="25cm" svg:y2="8.75cm" draw:start-shape="id4" draw:start-glue-point="7" draw:end-shape="id29" draw:end-glue-point="3">
          <text:p text:style-name="P6"/>
        </draw:connector>
        <draw:frame draw:style-name="gr3" draw:text-style-name="P6" draw:layer="layout" svg:width="0.756cm" svg:height="0.692cm" svg:x="22.5cm" svg:y="8cm">
          <draw:text-box>
            <text:p text:style-name="P6">N</text:p>
          </draw:text-box>
        </draw:frame>
        <draw:connector draw:style-name="gr5" draw:text-style-name="P5" draw:layer="layout" draw:line-skew="7cm" svg:x1="28.5cm" svg:y1="8.75cm" svg:x2="23.85cm" svg:y2="26cm" draw:start-shape="id29" draw:start-glue-point="1" draw:end-shape="id22" draw:end-glue-point="1">
          <text:p text:style-name="P6"/>
        </draw:connector>
        <draw:connector draw:style-name="gr5" draw:text-style-name="P5" draw:layer="layout" draw:line-skew="7.5cm" svg:x1="28.5cm" svg:y1="5.25cm" svg:x2="21.1cm" svg:y2="26.75cm" draw:start-shape="id28" draw:start-glue-point="1" draw:end-shape="id30" draw:end-glue-point="0">
          <text:p text:style-name="P6"/>
        </draw:connector>
        <draw:custom-shape draw:style-name="gr6" draw:text-style-name="P7" draw:layer="layout" svg:width="5cm" svg:height="1cm" svg:x="25.5cm" svg:y="2cm">
          <text:p text:style-name="P7"><text:span text:style-name="T5">server : IP address of your 1756 Enet card</text:span></text:p>
          <draw:enhanced-geometry svg:viewBox="0 0 21600 21600" draw:text-areas="800 800 20800 20800" draw:type="round-rectangular-callout" draw:modifiers="-8970.84583083383 29886.1138861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5cm" svg:height="1cm" svg:x="25.5cm" svg:y="6cm">
          <text:p text:style-name="P7"><text:span text:style-name="T5">session : pointer return by the OpenSession function if it succeed</text:span></text:p>
          <draw:enhanced-geometry svg:viewBox="0 0 21600 21600" draw:text-areas="800 800 20800 20800" draw:type="round-rectangular-callout" draw:modifiers="-8944.93101379724 27059.3406593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8.5cm" svg:height="4cm" svg:x="32cm" svg:y="5.5cm">
          <text:p text:style-name="P8"><text:span text:style-name="T2">Plc : Plc type you want to access (PLC5,SLC500,LGX)</text:span></text:p>
          <text:p text:style-name="P8"><text:span text:style-name="T2">TO_ConnID : your connection ID</text:span></text:p>
          <text:p text:style-name="P8"><text:span text:style-name="T2">ConnSerialNumber : you connection serial number</text:span></text:p>
          <text:p text:style-name="P8"><text:span text:style-name="T2">RPI : Request Packet Interval (used to calculate the connection time-out)</text:span></text:p>
          <text:p text:style-name="P8"><text:span text:style-name="T2">path : path to access the controller</text:span></text:p>
          <text:p text:style-name="P8"><text:span text:style-name="T2">pathsize : the size of path in byte</text:span></text:p>
          <text:p text:style-name="P8"><text:span text:style-name="T2">channel : the 1756-DH+ channel you use (Chanel_A,Chanel_B)</text:span></text:p>
          <draw:enhanced-geometry svg:viewBox="0 0 21600 21600" draw:text-areas="800 800 20800 20800" draw:type="round-rectangular-callout" draw:modifiers="2726.36160451712 27673.4816295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8cm" svg:height="3cm" svg:x="5cm" svg:y="6.5cm">
          <text:p text:style-name="P8"><text:span text:style-name="T2">Plc : Plc type you want to access (PLC5,SLC500,LGX)</text:span></text:p>
          <text:p text:style-name="P8"><text:span text:style-name="T2">TO_ConnID : your connection ID</text:span></text:p>
          <text:p text:style-name="P8"><text:span text:style-name="T2">ConnSerialNumber : you connection serial number</text:span></text:p>
          <text:p text:style-name="P8"><text:span text:style-name="T2">RPI : Request Packet Interval (used to calculate the connection time-out)</text:span></text:p>
          <text:p text:style-name="P8"><text:span text:style-name="T2">path : path to access the controller</text:span></text:p>
          <text:p text:style-name="P8"><text:span text:style-name="T2">pathsize : the size of path in byte</text:span></text:p>
          <draw:enhanced-geometry svg:viewBox="0 0 21600 21600" draw:text-areas="800 800 20800 20800" draw:type="round-rectangular-callout" draw:modifiers="17955.455568054 29387.8040653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8cm" svg:height="3cm" svg:x="5cm" svg:y="6.5cm">
          <text:p text:style-name="P8"><text:span text:style-name="T2">Plc : Plc type you want to access (PLC5,SLC500,LGX)</text:span></text:p>
          <text:p text:style-name="P8"><text:span text:style-name="T2">TO_ConnID : your connection ID</text:span></text:p>
          <text:p text:style-name="P8"><text:span text:style-name="T2">ConnSerialNumber : you connection serial number</text:span></text:p>
          <text:p text:style-name="P8"><text:span text:style-name="T2">RPI : Request Packet Interval (used to calculate the connection time-out)</text:span></text:p>
          <text:p text:style-name="P8"><text:span text:style-name="T2">path : path to access the controller</text:span></text:p>
          <text:p text:style-name="P8"><text:span text:style-name="T2">pathsize : the size of path in byte</text:span></text:p>
          <draw:enhanced-geometry svg:viewBox="0 0 21600 21600" draw:text-areas="800 800 20800 20800" draw:type="round-rectangular-callout" draw:modifiers="17955.455568054 29387.8040653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custom-shape draw:style-name="gr1" draw:text-style-name="P4" draw:id="id31" draw:layer="layout" svg:width="5cm" svg:height="1cm" svg:x="18.604cm" svg:y="3cm">
          <text:p text:style-name="P4">session=</text:p>
          <text:p text:style-name="P4">OpenSession(serveur)</text:p>
          <draw:enhanced-geometry svg:viewBox="0 0 21600 21600" draw:type="rectangle" draw:enhanced-path="M 0 0 L 21600 0 21600 21600 0 21600 0 0 Z N"/>
        </draw:custom-shape>
        <draw:custom-shape draw:style-name="gr1" draw:text-style-name="P4" draw:id="id33" draw:layer="layout" svg:width="5cm" svg:height="1cm" svg:x="18.604cm" svg:y="6.5cm">
          <text:p text:style-name="P4">RegisterSession(session)</text:p>
          <draw:enhanced-geometry svg:viewBox="0 0 21600 21600" draw:type="rectangle" draw:enhanced-path="M 0 0 L 21600 0 21600 21600 0 21600 0 0 Z N"/>
        </draw:custom-shape>
        <draw:custom-shape draw:style-name="gr1" draw:text-style-name="P4" draw:id="id36" draw:layer="layout" svg:width="8.7cm" svg:height="1cm" svg:x="10.4cm" svg:y="12cm">
          <text:p text:style-name="P4">connection=ConnectPLCOverCNET(session,</text:p>
          <text:p text:style-name="P4">Plc,TO_ConnID,ConnSerialNumber,RPI,path,pathsize)</text:p>
          <draw:enhanced-geometry svg:viewBox="0 0 21600 21600" draw:type="rectangle" draw:enhanced-path="M 0 0 L 21600 0 21600 21600 0 21600 0 0 Z N"/>
        </draw:custom-shape>
        <draw:custom-shape draw:style-name="gr1" draw:text-style-name="P4" draw:id="id37" draw:layer="layout" svg:width="10cm" svg:height="1cm" svg:x="23cm" svg:y="12cm">
          <text:p text:style-name="P4">connection=ConnectPLCOverDHP(session,</text:p>
          <text:p text:style-name="P4">Plc,TO_ConnID,ConnSerialNumber,RPI,channel,path,pathsize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0" draw:layer="layout" svg:width="7.3cm" svg:height="1.4cm" svg:x="3.15cm" svg:y="21.65cm">
          <text:p text:style-name="P4">PCCC_GetValueAsBoolean(<text:span text:style-name="T6">PLC_Read</text:span>,index)</text:p>
          <text:p text:style-name="P4">PCCC_GetValueAsInteger(<text:span text:style-name="T6">PLC_Read</text:span>,index)</text:p>
          <text:p text:style-name="P4">PCCC_GetValueAsFloat(<text:span text:style-name="T6">PLC_Read</text:span>,index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5" draw:layer="layout" svg:width="6.8cm" svg:height="1cm" svg:x="22.6cm" svg:y="21.9cm">
          <text:p text:style-name="P4">GetLGXValueAsInteger(<text:span text:style-name="T6">LGX_Read</text:span>,index)</text:p>
          <text:p text:style-name="P4">GetLGXValueAsFloat(<text:span text:style-name="T6">LGX_Read</text:span>,index)</text:p>
          <draw:enhanced-geometry svg:viewBox="0 0 21600 21600" draw:type="rectangle" draw:enhanced-path="M 0 0 L 21600 0 21600 21600 0 21600 0 0 Z N"/>
        </draw:custom-shape>
        <draw:custom-shape draw:style-name="gr1" draw:text-style-name="P4" draw:id="id38" draw:layer="layout" svg:width="8.7cm" svg:height="1cm" svg:x="2.45cm" svg:y="17.95cm">
          <text:p text:style-name="P4">PLC_Read=ReadPLCData(session,connection,</text:p>
          <text:p text:style-name="P4">dhp,routepath,routepathsize,type,tns,address,number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1" draw:layer="layout" svg:width="8.5cm" svg:height="1cm" svg:x="11.25cm" svg:y="17.95cm">
          <text:p text:style-name="P4">WritePLCData(session,connection,dhp,routepath,</text:p>
          <text:p text:style-name="P4">routepathsize,type,tns,address,datatype,data,number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3" draw:layer="layout" svg:width="8cm" svg:height="1cm" svg:x="22cm" svg:y="18cm">
          <text:p text:style-name="P4">LGX_Read=</text:p>
          <text:p text:style-name="P4">ReadLgxData(session,connection,adress,number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6" draw:layer="layout" svg:width="5.7cm" svg:height="1cm" svg:x="30.4cm" svg:y="18cm">
          <text:p text:style-name="P4">WriteLgxData(Session,Connection,</text:p>
          <text:p text:style-name="P4">adress,datatype,data,number)</text:p>
          <draw:enhanced-geometry svg:viewBox="0 0 21600 21600" draw:type="rectangle" draw:enhanced-path="M 0 0 L 21600 0 21600 21600 0 21600 0 0 Z N"/>
        </draw:custom-shape>
        <draw:custom-shape draw:style-name="gr1" draw:text-style-name="P3" draw:id="id32" draw:layer="layout" svg:width="3.5cm" svg:height="1.5cm" svg:x="19.354cm" svg:y="4.5cm">
          <text:p text:style-name="P4"><text:span text:style-name="T6">session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34" draw:layer="layout" svg:width="3cm" svg:height="1.5cm" svg:x="19.604cm" svg:y="8cm">
          <text:p text:style-name="P4">Result!=Err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9" draw:layer="layout" svg:x1="21.103cm" svg:y1="2.5cm" svg:x2="21.104cm" svg:y2="3cm" draw:end-shape="id31" draw:end-glue-point="0">
          <text:p text:style-name="P6"/>
        </draw:connector>
        <draw:connector draw:style-name="gr2" draw:text-style-name="P9" draw:layer="layout" svg:x1="21.104cm" svg:y1="4cm" svg:x2="21.103cm" svg:y2="4.5cm" draw:start-shape="id31" draw:start-glue-point="2" draw:end-shape="id32" draw:end-glue-point="4">
          <text:p text:style-name="P6"/>
        </draw:connector>
        <draw:connector draw:style-name="gr2" draw:text-style-name="P9" draw:layer="layout" svg:x1="21.103cm" svg:y1="6cm" svg:x2="21.104cm" svg:y2="6.5cm" draw:start-shape="id32" draw:start-glue-point="6" draw:end-shape="id33" draw:end-glue-point="0">
          <text:p text:style-name="P6"/>
        </draw:connector>
        <draw:connector draw:style-name="gr2" draw:text-style-name="P9" draw:layer="layout" svg:x1="21.104cm" svg:y1="7.5cm" svg:x2="21.103cm" svg:y2="8cm" draw:start-shape="id33" draw:start-glue-point="2" draw:end-shape="id34" draw:end-glue-point="4">
          <text:p text:style-name="P6"/>
        </draw:connector>
        <draw:connector draw:style-name="gr2" draw:text-style-name="P9" draw:layer="layout" svg:x1="18.604cm" svg:y1="11.499cm" svg:x2="14.75cm" svg:y2="12cm" draw:start-shape="id35" draw:start-glue-point="5" draw:end-shape="id36" draw:end-glue-point="0">
          <text:p text:style-name="P6"/>
        </draw:connector>
        <draw:connector draw:style-name="gr2" draw:text-style-name="P9" draw:layer="layout" svg:x1="23.603cm" svg:y1="11.499cm" svg:x2="28cm" svg:y2="12cm" draw:start-shape="id35" draw:start-glue-point="7" draw:end-shape="id37" draw:end-glue-point="0">
          <text:p text:style-name="P6"/>
        </draw:connector>
        <draw:connector draw:style-name="gr2" draw:text-style-name="P9" draw:layer="layout" svg:x1="21.103cm" svg:y1="9.5cm" svg:x2="21.103cm" svg:y2="10cm" draw:start-shape="id34" draw:start-glue-point="6" draw:end-shape="id35" draw:end-glue-point="4">
          <text:p text:style-name="P6"/>
        </draw:connector>
        <draw:frame draw:style-name="gr3" draw:text-style-name="P10" draw:layer="layout" svg:width="0.735cm" svg:height="0.692cm" svg:x="21.265cm" svg:y="5.808cm">
          <draw:text-box>
            <text:p text:style-name="P10">Y</text:p>
          </draw:text-box>
        </draw:frame>
        <draw:frame draw:style-name="gr3" draw:text-style-name="P10" draw:layer="layout" svg:width="0.756cm" svg:height="0.692cm" svg:x="22.744cm" svg:y="4.5cm">
          <draw:text-box>
            <text:p text:style-name="P10">N</text:p>
          </draw:text-box>
        </draw:frame>
        <draw:frame draw:style-name="gr3" draw:text-style-name="P10" draw:layer="layout" svg:width="0.735cm" svg:height="0.692cm" svg:x="21.265cm" svg:y="9.308cm">
          <draw:text-box>
            <text:p text:style-name="P10">Y</text:p>
          </draw:text-box>
        </draw:frame>
        <draw:frame draw:style-name="gr3" draw:text-style-name="P10" draw:layer="layout" svg:width="0.756cm" svg:height="0.692cm" svg:x="18cm" svg:y="10.808cm">
          <draw:text-box>
            <text:p text:style-name="P10">N</text:p>
          </draw:text-box>
        </draw:frame>
        <draw:frame draw:style-name="gr3" draw:text-style-name="P10" draw:layer="layout" svg:width="0.735cm" svg:height="0.692cm" svg:x="23.5cm" svg:y="10.808cm">
          <draw:text-box>
            <text:p text:style-name="P10">Y</text:p>
          </draw:text-box>
        </draw:frame>
        <draw:custom-shape draw:style-name="gr1" draw:text-style-name="P3" draw:id="id39" draw:layer="layout" svg:width="3.5cm" svg:height="1.5cm" svg:x="5.05cm" svg:y="19.45cm">
          <text:p text:style-name="P4"><text:span text:style-name="T6">PLC_Read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id="id44" draw:layer="layout" svg:width="3.5cm" svg:height="1.5cm" svg:x="24.25cm" svg:y="19.5cm">
          <text:p text:style-name="P4"><text:span text:style-name="T6">LGX_Read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42" draw:layer="layout" svg:width="3cm" svg:height="1.5cm" svg:x="14cm" svg:y="19.45cm">
          <text:p text:style-name="P4">Result!=Err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47" draw:layer="layout" svg:width="3cm" svg:height="1.5cm" svg:x="31.75cm" svg:y="20.5cm">
          <text:p text:style-name="P4">Result!=Err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48" draw:layer="layout" svg:width="5.5cm" svg:height="1cm" svg:x="16cm" svg:y="22.93cm">
          <text:p text:style-name="P4">Forward_Close(connection)</text:p>
          <draw:enhanced-geometry svg:viewBox="0 0 21600 21600" draw:type="rectangle" draw:enhanced-path="M 0 0 L 21600 0 21600 21600 0 21600 0 0 Z N"/>
        </draw:custom-shape>
        <draw:custom-shape draw:style-name="gr1" draw:text-style-name="P4" draw:id="id49" draw:layer="layout" svg:width="5.5cm" svg:height="1cm" svg:x="16cm" svg:y="24.43cm">
          <text:p text:style-name="P4">UnRegisterSession(session);</text:p>
          <draw:enhanced-geometry svg:viewBox="0 0 21600 21600" draw:type="rectangle" draw:enhanced-path="M 0 0 L 21600 0 21600 21600 0 21600 0 0 Z N"/>
        </draw:custom-shape>
        <draw:custom-shape draw:style-name="gr1" draw:text-style-name="P4" draw:id="id50" draw:layer="layout" svg:width="5.5cm" svg:height="1cm" svg:x="16cm" svg:y="25.93cm">
          <text:p text:style-name="P4">CloseSession(session);</text:p>
          <draw:enhanced-geometry svg:viewBox="0 0 21600 21600" draw:type="rectangle" draw:enhanced-path="M 0 0 L 21600 0 21600 21600 0 21600 0 0 Z N"/>
        </draw:custom-shape>
        <draw:custom-shape draw:style-name="gr1" draw:text-style-name="P4" draw:id="id51" draw:layer="layout" svg:width="2.5cm" svg:height="1cm" svg:x="17.5cm" svg:y="27.43cm">
          <text:p text:style-name="P4">End</text:p>
          <draw:enhanced-geometry svg:viewBox="0 0 21600 21600" draw:path-stretchpoint-x="10800" draw:path-stretchpoint-y="10800" draw:text-areas="?f3 ?f4 ?f5 ?f6" draw:type="round-rectangle" draw:modifiers="7638.76123876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5cm" svg:height="1cm" svg:x="19.854cm" svg:y="1.5cm">
          <text:p text:style-name="P4">Start</text:p>
          <draw:enhanced-geometry svg:viewBox="0 0 21600 21600" draw:path-stretchpoint-x="10800" draw:path-stretchpoint-y="10800" draw:text-areas="?f3 ?f4 ?f5 ?f6" draw:type="round-rectangle" draw:modifiers="9743.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9" draw:layer="layout" svg:x1="6.8cm" svg:y1="18.95cm" svg:x2="6.799cm" svg:y2="19.45cm" draw:start-shape="id38" draw:start-glue-point="2" draw:end-shape="id39" draw:end-glue-point="4">
          <text:p text:style-name="P6"/>
        </draw:connector>
        <draw:connector draw:style-name="gr2" draw:text-style-name="P9" draw:layer="layout" svg:x1="6.799cm" svg:y1="20.95cm" svg:x2="6.8cm" svg:y2="21.65cm" draw:start-shape="id39" draw:start-glue-point="6" draw:end-shape="id40" draw:end-glue-point="0">
          <text:p text:style-name="P6"/>
        </draw:connector>
        <draw:connector draw:style-name="gr2" draw:text-style-name="P9" draw:layer="layout" svg:x1="15.5cm" svg:y1="18.95cm" svg:x2="15.499cm" svg:y2="19.45cm" draw:start-shape="id41" draw:start-glue-point="2" draw:end-shape="id42" draw:end-glue-point="4">
          <text:p text:style-name="P6"/>
        </draw:connector>
        <draw:connector draw:style-name="gr2" draw:text-style-name="P9" draw:layer="layout" svg:x1="26cm" svg:y1="19cm" svg:x2="25.999cm" svg:y2="19.5cm" draw:start-shape="id43" draw:start-glue-point="2" draw:end-shape="id44" draw:end-glue-point="4">
          <text:p text:style-name="P6"/>
        </draw:connector>
        <draw:connector draw:style-name="gr2" draw:text-style-name="P9" draw:layer="layout" svg:x1="25.999cm" svg:y1="21cm" svg:x2="26cm" svg:y2="21.9cm" draw:start-shape="id44" draw:start-glue-point="6" draw:end-shape="id45" draw:end-glue-point="0">
          <text:p text:style-name="P6"/>
        </draw:connector>
        <draw:connector draw:style-name="gr2" draw:text-style-name="P9" draw:layer="layout" svg:x1="33.25cm" svg:y1="19cm" svg:x2="33.249cm" svg:y2="20.5cm" draw:start-shape="id46" draw:start-glue-point="2" draw:end-shape="id47" draw:end-glue-point="4">
          <text:p text:style-name="P6"/>
        </draw:connector>
        <draw:connector draw:style-name="gr2" draw:text-style-name="P9" draw:layer="layout" svg:x1="18.75cm" svg:y1="23.93cm" svg:x2="18.75cm" svg:y2="24.43cm" draw:start-shape="id48" draw:start-glue-point="2" draw:end-shape="id49" draw:end-glue-point="0">
          <text:p text:style-name="P6"/>
        </draw:connector>
        <draw:connector draw:style-name="gr2" draw:text-style-name="P9" draw:layer="layout" svg:x1="18.75cm" svg:y1="25.43cm" svg:x2="18.75cm" svg:y2="25.93cm" draw:start-shape="id49" draw:start-glue-point="2" draw:end-shape="id50" draw:end-glue-point="0">
          <text:p text:style-name="P6"/>
        </draw:connector>
        <draw:connector draw:style-name="gr2" draw:text-style-name="P9" draw:id="id56" draw:layer="layout" svg:x1="18.75cm" svg:y1="26.93cm" svg:x2="18.75cm" svg:y2="27.43cm" draw:start-shape="id50" draw:start-glue-point="2" draw:end-shape="id51" draw:end-glue-point="0">
          <text:p text:style-name="P6"/>
        </draw:connector>
        <draw:custom-shape draw:style-name="gr1" draw:text-style-name="P3" draw:id="id52" draw:layer="layout" svg:width="3.5cm" svg:height="1.5cm" svg:x="19.5cm" svg:y="14cm">
          <text:p text:style-name="P4"><text:span text:style-name="T6">Connection!=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9" draw:layer="layout" svg:x1="14.75cm" svg:y1="13cm" svg:x2="21.249cm" svg:y2="14cm" draw:start-shape="id36" draw:start-glue-point="2" draw:end-shape="id52" draw:end-glue-point="4">
          <text:p text:style-name="P6"/>
        </draw:connector>
        <draw:connector draw:style-name="gr2" draw:text-style-name="P9" draw:layer="layout" svg:x1="28cm" svg:y1="13cm" svg:x2="21.249cm" svg:y2="14cm" draw:start-shape="id37" draw:start-glue-point="2" draw:end-shape="id52" draw:end-glue-point="4">
          <text:p text:style-name="P6"/>
        </draw:connector>
        <draw:frame draw:style-name="gr3" draw:text-style-name="P10" draw:layer="layout" svg:width="0.756cm" svg:height="0.692cm" svg:x="23cm" svg:y="14cm">
          <draw:text-box>
            <text:p text:style-name="P10">N</text:p>
          </draw:text-box>
        </draw:frame>
        <draw:custom-shape draw:style-name="gr1" draw:text-style-name="P4" draw:id="id53" draw:layer="layout" svg:width="3.5cm" svg:height="1cm" svg:x="24.5cm" svg:y="14cm">
          <text:p text:style-name="P4">Error Handling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2.998cm" svg:y1="14.749cm" svg:x2="24.5cm" svg:y2="14.5cm" draw:start-shape="id52" draw:start-glue-point="7" draw:end-shape="id53">
          <text:p text:style-name="P6"/>
        </draw:connector>
        <draw:custom-shape draw:style-name="gr1" draw:text-style-name="P4" draw:id="id55" draw:layer="layout" svg:width="3.5cm" svg:height="1cm" svg:x="25cm" svg:y="8.25cm">
          <text:p text:style-name="P4">Error Handling</text:p>
          <draw:enhanced-geometry svg:viewBox="0 0 21600 21600" draw:type="rectangle" draw:enhanced-path="M 0 0 L 21600 0 21600 21600 0 21600 0 0 Z N"/>
        </draw:custom-shape>
        <draw:custom-shape draw:style-name="gr1" draw:text-style-name="P4" draw:id="id54" draw:layer="layout" svg:width="3.5cm" svg:height="1cm" svg:x="25cm" svg:y="4.75cm">
          <text:p text:style-name="P4">Error Handling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2.852cm" svg:y1="5.249cm" svg:x2="25cm" svg:y2="5.25cm" draw:start-shape="id32" draw:start-glue-point="7" draw:end-shape="id54">
          <text:p text:style-name="P6"/>
        </draw:connector>
        <draw:connector draw:style-name="gr5" draw:text-style-name="P9" draw:layer="layout" svg:x1="22.604cm" svg:y1="8.749cm" svg:x2="25cm" svg:y2="8.75cm" draw:start-shape="id34" draw:start-glue-point="7" draw:end-shape="id55" draw:end-glue-point="3">
          <text:p text:style-name="P6"/>
        </draw:connector>
        <draw:frame draw:style-name="gr3" draw:text-style-name="P10" draw:layer="layout" svg:width="0.756cm" svg:height="0.692cm" svg:x="22.5cm" svg:y="8cm">
          <draw:text-box>
            <text:p text:style-name="P10">N</text:p>
          </draw:text-box>
        </draw:frame>
        <draw:connector draw:style-name="gr5" draw:text-style-name="P9" draw:layer="layout" draw:line-skew="9cm" svg:x1="28.5cm" svg:y1="8.75cm" svg:x2="21.5cm" svg:y2="26.43cm" draw:start-shape="id55" draw:start-glue-point="1" draw:end-shape="id50" draw:end-glue-point="1">
          <text:p text:style-name="P6"/>
        </draw:connector>
        <draw:connector draw:style-name="gr5" draw:text-style-name="P9" draw:layer="layout" draw:line-skew="9.5cm" svg:x1="28.5cm" svg:y1="5.25cm" svg:x2="18.75cm" svg:y2="27.18cm" draw:start-shape="id54" draw:start-glue-point="1" draw:end-shape="id56" draw:end-glue-point="0">
          <text:p text:style-name="P6"/>
        </draw:connector>
        <draw:custom-shape draw:style-name="gr6" draw:text-style-name="P11" draw:layer="layout" svg:width="5cm" svg:height="1cm" svg:x="25.5cm" svg:y="2cm">
          <text:p text:style-name="P11"><text:span text:style-name="T7">server : IP address of your 1756 Enet card</text:span></text:p>
          <draw:enhanced-geometry svg:viewBox="0 0 21600 21600" draw:text-areas="800 800 20800 20800" draw:type="round-rectangular-callout" draw:modifiers="-8970.84583083383 29886.1138861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draw:layer="layout" svg:width="5cm" svg:height="1.5cm" svg:x="25.5cm" svg:y="6cm">
          <text:p text:style-name="P11"><text:span text:style-name="T7">session : pointer return by the OpenSession function if it succeed</text:span></text:p>
          <draw:enhanced-geometry svg:viewBox="0 0 21600 21600" draw:text-areas="800 800 20800 20800" draw:type="round-rectangular-callout" draw:modifiers="-8944.93101379724 18045.5696202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9.5cm" svg:height="5cm" svg:x="31cm" svg:y="6cm">
          <text:p text:style-name="P12">Plc : Plc type you want to access (PLC5,SLC500,LGX)</text:p>
          <text:p text:style-name="P12">TO_ConnID : your connection ID</text:p>
          <text:p text:style-name="P12">ConnSerialNumber : you connection serial number</text:p>
          <text:p text:style-name="P12">RPI : Request Packet Interval (used to calculate the connection time-out)</text:p>
          <text:p text:style-name="P12">path : path to access the controller</text:p>
          <text:p text:style-name="P12">pathsize : the size of path in byte</text:p>
          <text:p text:style-name="P12">channel : the 1756-DH+ channel you use (Chanel_A,Chanel_B)</text:p>
          <draw:enhanced-geometry svg:viewBox="0 0 21600 21600" draw:text-areas="800 800 20800 20800" draw:type="round-rectangular-callout" draw:modifiers="2605.36785601516 26407.1985602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8cm" svg:height="4.5cm" svg:x="10.5cm" svg:y="5cm">
          <text:p text:style-name="P12">Plc : Plc type you want to access (PLC5,SLC500,LGX)</text:p>
          <text:p text:style-name="P12">TO_ConnID : your connection ID</text:p>
          <text:p text:style-name="P12">ConnSerialNumber : you connection serial number</text:p>
          <text:p text:style-name="P12">RPI : Request Packet Interval (used to calculate the connection time-out)</text:p>
          <text:p text:style-name="P12">path : path to access the controller</text:p>
          <text:p text:style-name="P12">pathsize : the size of path in byte</text:p>
          <draw:enhanced-geometry svg:viewBox="0 0 21600 21600" draw:text-areas="800 800 20800 20800" draw:type="round-rectangular-callout" draw:modifiers="8404.04949381327 33755.698733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id="id35" draw:layer="layout" svg:width="5cm" svg:height="3cm" svg:x="18.604cm" svg:y="10cm">
          <text:p text:style-name="P4">You connect </text:p>
          <text:p text:style-name="P4">a SLC500 or a PLC5 using</text:p>
          <text:p text:style-name="P4"><text:s/>it's DH+ po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10" draw:layer="layout" svg:width="0.735cm" svg:height="0.692cm" svg:x="21.5cm" svg:y="15.5cm">
          <draw:text-box>
            <text:p text:style-name="P10">Y</text:p>
          </draw:text-box>
        </draw:frame>
        <draw:custom-shape draw:style-name="gr1" draw:text-style-name="P3" draw:id="id57" draw:layer="layout" svg:width="3.5cm" svg:height="1.5cm" svg:x="19.5cm" svg:y="16cm">
          <text:p text:style-name="P4"><text:span text:style-name="T6">type=LGX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9" draw:id="id58" draw:layer="layout" svg:x1="19.5cm" svg:y1="16.749cm" svg:x2="19.5cm" svg:y2="16.749cm" draw:start-shape="id57" draw:start-glue-point="5" draw:end-shape="id57" draw:end-glue-point="5">
          <text:p text:style-name="P6"/>
        </draw:connector>
        <draw:connector draw:style-name="gr2" draw:text-style-name="P9" draw:layer="layout" svg:x1="19.5cm" svg:y1="16.749cm" svg:x2="15.5cm" svg:y2="17.95cm" draw:start-shape="id58" draw:start-glue-point="0" draw:end-shape="id41" draw:end-glue-point="0">
          <text:p text:style-name="P6"/>
        </draw:connector>
        <draw:connector draw:style-name="gr2" draw:text-style-name="P9" draw:layer="layout" svg:x1="19.5cm" svg:y1="16.749cm" svg:x2="6.8cm" svg:y2="17.95cm" draw:start-shape="id58" draw:start-glue-point="0" draw:end-shape="id38" draw:end-glue-point="0">
          <text:p text:style-name="P6"/>
        </draw:connector>
        <draw:connector draw:style-name="gr2" draw:text-style-name="P9" draw:layer="layout" svg:x1="22.998cm" svg:y1="16.749cm" svg:x2="26cm" svg:y2="18cm" draw:start-shape="id57" draw:start-glue-point="7" draw:end-shape="id43">
          <text:p text:style-name="P6"/>
        </draw:connector>
        <draw:connector draw:style-name="gr2" draw:text-style-name="P9" draw:layer="layout" svg:x1="22.998cm" svg:y1="16.749cm" svg:x2="33.25cm" svg:y2="18cm" draw:start-shape="id57" draw:start-glue-point="7" draw:end-shape="id46" draw:end-glue-point="0">
          <text:p text:style-name="P6"/>
        </draw:connector>
        <draw:connector draw:style-name="gr2" draw:text-style-name="P9" draw:layer="layout" svg:x1="21.249cm" svg:y1="15.5cm" svg:x2="21.249cm" svg:y2="16cm" draw:start-shape="id52" draw:start-glue-point="6" draw:end-shape="id57" draw:end-glue-point="4">
          <text:p text:style-name="P6"/>
        </draw:connector>
        <draw:frame draw:style-name="gr3" draw:text-style-name="P10" draw:layer="layout" svg:width="0.756cm" svg:height="0.692cm" svg:x="19cm" svg:y="16cm">
          <draw:text-box>
            <text:p text:style-name="P10">N</text:p>
          </draw:text-box>
        </draw:frame>
        <draw:frame draw:style-name="gr3" draw:text-style-name="P10" draw:layer="layout" svg:width="0.735cm" svg:height="0.692cm" svg:x="23cm" svg:y="16cm">
          <draw:text-box>
            <text:p text:style-name="P10">Y</text:p>
          </draw:text-box>
        </draw:frame>
        <draw:custom-shape draw:style-name="gr7" draw:text-style-name="P12" draw:layer="layout" svg:width="9.5cm" svg:height="7.5cm" svg:x="0.5cm" svg:y="9.5cm">
          <text:p text:style-name="P12">type : Plc type you want to access (PLC5,SLC500)</text:p>
          <text:p text:style-name="P12">tns : transaction number</text:p>
          <text:p text:style-name="P12">address : address of the variable you want to access</text:p>
          <text:p text:style-name="P12">number : number of variable you want to read/write</text:p>
          <text:p text:style-name="P12">dhp : pointer to a dh+ structure which contain src/dest address and links (if you use the DH+ network, else NULL)</text:p>
          <text:p text:style-name="P12"><text:span text:style-name="T8">This function can be call without opening a connection, so if you don't open one you have to provide the following variable, else you have to put them to NULL : </text:span></text:p>
          <text:p text:style-name="P12">routepath : path to access the controller / 1756DHRIO card</text:p>
          <text:p text:style-name="P12">routepathsize : the size of path in byte</text:p>
          <draw:enhanced-geometry svg:viewBox="0 0 21600 21600" draw:mirror-horizontal="false" draw:mirror-vertical="false" draw:text-areas="800 800 20800 20800" draw:type="round-rectangular-callout" draw:modifiers="17510.0726239343 26149.793360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id="id59" draw:layer="layout" svg:width="3.5cm" svg:height="1cm" svg:x="18cm" svg:y="21cm">
          <text:p text:style-name="P4">Error Handling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line-skew="-0.875cm" svg:x1="8.548cm" svg:y1="20.199cm" svg:x2="18cm" svg:y2="21.5cm" draw:start-shape="id39" draw:start-glue-point="7" draw:end-shape="id59" draw:end-glue-point="3">
          <text:p text:style-name="P6"/>
        </draw:connector>
        <draw:connector draw:style-name="gr5" draw:text-style-name="P9" draw:layer="layout" svg:x1="17cm" svg:y1="20.199cm" svg:x2="19.75cm" svg:y2="21cm" draw:start-shape="id42" draw:start-glue-point="7" draw:end-shape="id59" draw:end-glue-point="0">
          <text:p text:style-name="P6"/>
        </draw:connector>
        <draw:connector draw:style-name="gr5" draw:text-style-name="P9" draw:layer="layout" svg:x1="24.25cm" svg:y1="20.249cm" svg:x2="19.75cm" svg:y2="21cm" draw:start-shape="id44" draw:start-glue-point="5" draw:end-shape="id59" draw:end-glue-point="0">
          <text:p text:style-name="P6"/>
        </draw:connector>
        <draw:connector draw:style-name="gr5" draw:text-style-name="P9" draw:layer="layout" svg:x1="31.75cm" svg:y1="21.249cm" svg:x2="21.5cm" svg:y2="21.5cm" draw:start-shape="id47" draw:start-glue-point="5" draw:end-shape="id59" draw:end-glue-point="1">
          <text:p text:style-name="P6"/>
        </draw:connector>
        <draw:connector draw:style-name="gr2" draw:text-style-name="P9" draw:layer="layout" svg:x1="6.8cm" svg:y1="23.05cm" svg:x2="16cm" svg:y2="23.43cm" draw:start-shape="id40" draw:start-glue-point="2" draw:end-shape="id48" draw:end-glue-point="3">
          <text:p text:style-name="P6"/>
        </draw:connector>
        <draw:connector draw:style-name="gr2" draw:text-style-name="P9" draw:layer="layout" svg:x1="26cm" svg:y1="22.9cm" svg:x2="21.5cm" svg:y2="23.43cm" draw:start-shape="id45" draw:start-glue-point="2" draw:end-shape="id48" draw:end-glue-point="1">
          <text:p text:style-name="P6"/>
        </draw:connector>
        <draw:connector draw:style-name="gr5" draw:text-style-name="P9" draw:layer="layout" svg:x1="19.75cm" svg:y1="22cm" svg:x2="18.75cm" svg:y2="22.93cm" draw:start-shape="id59" draw:start-glue-point="2" draw:end-shape="id48" draw:end-glue-point="0">
          <text:p text:style-name="P6"/>
        </draw:connector>
        <draw:connector draw:style-name="gr2" draw:text-style-name="P9" draw:layer="layout" svg:x1="15.499cm" svg:y1="20.95cm" svg:x2="16cm" svg:y2="23.43cm" draw:start-shape="id42" draw:start-glue-point="6" draw:end-shape="id48" draw:end-glue-point="3">
          <text:p text:style-name="P6"/>
        </draw:connector>
        <draw:connector draw:style-name="gr2" draw:text-style-name="P9" draw:layer="layout" svg:x1="33.249cm" svg:y1="22cm" svg:x2="21.5cm" svg:y2="23.43cm" draw:start-shape="id47" draw:start-glue-point="6" draw:end-shape="id48" draw:end-glue-point="1">
          <text:p text:style-name="P6"/>
        </draw:connector>
        <draw:custom-shape draw:style-name="gr6" draw:text-style-name="P12" draw:layer="layout" svg:width="8cm" svg:height="3.5cm" svg:x="11cm" svg:y="14cm">
          <text:p text:style-name="P12">datatype : data type (PLC_BIT,PLC_BIT_STRING,PLC_BYTE_STRING,PLC_INTEGER,PLC_TIMER,PLC_COUNTER,PLC_CONTROL,PLC_FLOATING,PLC_ARRAY,PLC_ADRESS,PLC_BCD</text:p>
          <text:p text:style-name="P12">data : pointer to an array of value to write (you have to be careful with the datatype)</text:p>
          <draw:enhanced-geometry svg:viewBox="0 0 21600 21600" draw:text-areas="800 800 20800 20800" draw:type="round-rectangular-callout" draw:modifiers="17447.9190101237 25209.25449871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9cm" svg:height="3cm" svg:x="1cm" svg:y="24cm">
          <text:p text:style-name="P12">PLC_Read : pointer return by the ReadPLCData function if it succeed (it contain the reply of the Plc)</text:p>
          <text:p text:style-name="P12">index : index of data you want to retrieve (0..number-1)</text:p>
          <text:p text:style-name="P12">You will have to free PLC_Read after use !</text:p>
          <draw:enhanced-geometry svg:viewBox="0 0 21600 21600" draw:mirror-horizontal="false" draw:mirror-vertical="false" draw:text-areas="800 800 20800 20800" draw:type="round-rectangular-callout" draw:modifiers="16918.1202088657 -8010.929690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10cm" svg:height="2.5cm" svg:x="26.5cm" svg:y="23.5cm">
          <text:p text:style-name="P12">LGX_Read : pointer return by the ReadLGXData function if it succeed (it contain the reply of the Plc)</text:p>
          <text:p text:style-name="P12">index : index of data you want to retrieve (0..number-1)</text:p>
          <text:p text:style-name="P12">You will have to free LGX_Read after use !</text:p>
          <draw:enhanced-geometry svg:viewBox="0 0 21600 21600" draw:mirror-horizontal="false" draw:mirror-vertical="false" draw:text-areas="800 800 20800 20800" draw:type="round-rectangular-callout" draw:modifiers="4356.28437156284 -6114.67413034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5" draw:layer="layout" draw:line-skew="0.5cm" svg:x1="21.103cm" svg:y1="10cm" svg:x2="6.8cm" svg:y2="17.95cm" draw:start-shape="id35" draw:start-glue-point="4" draw:end-shape="id38">
          <text:p text:style-name="P6"/>
        </draw:connector>
        <draw:connector draw:style-name="gr8" draw:text-style-name="P5" draw:layer="layout" draw:line-skew="0.5cm" svg:x1="21.103cm" svg:y1="10cm" svg:x2="15.5cm" svg:y2="17.95cm" draw:start-shape="id35" draw:start-glue-point="4" draw:end-shape="id41" draw:end-glue-point="0">
          <text:p text:style-name="P6"/>
        </draw:connector>
        <draw:frame draw:style-name="gr9" draw:text-style-name="P13" draw:layer="layout" svg:width="5.5cm" svg:height="1cm" svg:x="14.5cm" svg:y="9.5cm">
          <draw:text-box>
            <text:p text:style-name="P13"><text:span text:style-name="T9">Unconnected 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e6e6ff" draw:end-color="#ffff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Extrémité_20_de_20_ligne_20_1" draw:display-name="Extrémité de ligne 1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-name="Transparency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line-distance="0.1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22T12:07:18</meta:creation-date>
    <dc:date>2006-11-28T09:55:23</dc:date>
    <dc:language>en-GB</dc:language>
    <meta:editing-cycles>55</meta:editing-cycles>
    <meta:editing-duration>PT6H20M17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